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fluence</text:p>
          </table:table-cell>
          <table:table-cell table:style-name="Default" office:value-type="string" calcext:value-type="string">
            <text:p>error</text:p>
          </table:table-cell>
          <table:table-cell/>
          <table:table-cell office:value-type="string" calcext:value-type="string">
            <text:p>cal fluence</text:p>
          </table:table-cell>
          <table:table-cell table:style-name="Default" office:value-type="string" calcext:value-type="string">
            <text:p>error</text:p>
          </table:table-cell>
          <table:table-cell/>
          <table:table-cell office:value-type="string" calcext:value-type="string">
            <text:p>cal factor:</text:p>
          </table:table-cell>
          <table:table-cell office:value-type="float" office:value="112.67" calcext:value-type="float">
            <text:p>112.67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65200000000000" calcext:value-type="float">
            <text:p>6.52E+13</text:p>
          </table:table-cell>
          <table:table-cell office:value-type="float" office:value="4300000000000" calcext:value-type="float">
            <text:p>4.30E+12</text:p>
          </table:table-cell>
          <table:table-cell/>
          <table:table-cell table:formula="of:=[.A2]/[.$H$1]" office:value-type="float" office:value="578681104109.346" calcext:value-type="float">
            <text:p>578681104109.346</text:p>
          </table:table-cell>
          <table:table-cell table:formula="of:=SQRT((([.B2]/[.$H$1])^2) + ((([.A2]*[.$I$1])/([.$H$1])^2)^2))" office:value-type="float" office:value="48763809837.8345" calcext:value-type="float">
            <text:p>4.88E+10</text:p>
          </table:table-cell>
          <table:table-cell table:number-columns-repeated="4"/>
        </table:table-row>
        <table:table-row table:style-name="ro1">
          <table:table-cell office:value-type="float" office:value="187000000000000" calcext:value-type="float">
            <text:p>1.87E+14</text:p>
          </table:table-cell>
          <table:table-cell office:value-type="float" office:value="5000000000000" calcext:value-type="float">
            <text:p>5.00E+12</text:p>
          </table:table-cell>
          <table:table-cell/>
          <table:table-cell table:formula="of:=[.A3]/[.$H$1]" office:value-type="float" office:value="1659714209638.77" calcext:value-type="float">
            <text:p>1659714209638.77</text:p>
          </table:table-cell>
          <table:table-cell table:formula="of:=SQRT((([.B3]/[.$H$1])^2) + ((([.A3]*[.$I$1])/([.$H$1])^2)^2))" office:value-type="float" office:value="97716839768.252" calcext:value-type="float">
            <text:p>9.77E+10</text:p>
          </table:table-cell>
          <table:table-cell table:number-columns-repeated="4"/>
        </table:table-row>
        <table:table-row table:style-name="ro1">
          <table:table-cell office:value-type="float" office:value="292000000000000" calcext:value-type="float">
            <text:p>2.92E+14</text:p>
          </table:table-cell>
          <table:table-cell office:value-type="float" office:value="9000000000000" calcext:value-type="float">
            <text:p>9.00E+12</text:p>
          </table:table-cell>
          <table:table-cell/>
          <table:table-cell table:formula="of:=[.A4]/[.$H$1]" office:value-type="float" office:value="2591639300612.41" calcext:value-type="float">
            <text:p>2591639300612.41</text:p>
          </table:table-cell>
          <table:table-cell table:formula="of:=SQRT((([.B4]/[.$H$1])^2) + ((([.A4]*[.$I$1])/([.$H$1])^2)^2))" office:value-type="float" office:value="157673512172.549" calcext:value-type="float">
            <text:p>1.58E+11</text:p>
          </table:table-cell>
          <table:table-cell table:number-columns-repeated="4"/>
        </table:table-row>
        <table:table-row table:style-name="ro1">
          <table:table-cell office:value-type="float" office:value="361000000000000" calcext:value-type="float">
            <text:p>3.61E+14</text:p>
          </table:table-cell>
          <table:table-cell office:value-type="float" office:value="11000000000000" calcext:value-type="float">
            <text:p>1.10E+13</text:p>
          </table:table-cell>
          <table:table-cell/>
          <table:table-cell table:formula="of:=[.A5]/[.$H$1]" office:value-type="float" office:value="3204047217537.94" calcext:value-type="float">
            <text:p>3204047217537.94</text:p>
          </table:table-cell>
          <table:table-cell table:formula="of:=SQRT((([.B5]/[.$H$1])^2) + ((([.A5]*[.$I$1])/([.$H$1])^2)^2))" office:value-type="float" office:value="194364645450.453" calcext:value-type="float">
            <text:p>1.94E+11</text:p>
          </table:table-cell>
          <table:table-cell table:number-columns-repeated="4"/>
        </table:table-row>
        <table:table-row table:style-name="ro1">
          <table:table-cell office:value-type="float" office:value="534000000000000" calcext:value-type="float">
            <text:p>5.34E+14</text:p>
          </table:table-cell>
          <table:table-cell office:value-type="float" office:value="12000000000000" calcext:value-type="float">
            <text:p>1.20E+13</text:p>
          </table:table-cell>
          <table:table-cell/>
          <table:table-cell table:formula="of:=[.A6]/[.$H$1]" office:value-type="float" office:value="4739504748380.23" calcext:value-type="float">
            <text:p>4739504748380.23</text:p>
          </table:table-cell>
          <table:table-cell table:formula="of:=SQRT((([.B6]/[.$H$1])^2) + ((([.A6]*[.$I$1])/([.$H$1])^2)^2))" office:value-type="float" office:value="270459918047.944" calcext:value-type="float">
            <text:p>2.70E+11</text:p>
          </table:table-cell>
          <table:table-cell table:number-columns-repeated="4"/>
        </table:table-row>
        <table:table-row table:style-name="ro1">
          <table:table-cell office:value-type="float" office:value="382000000000000" calcext:value-type="float">
            <text:p>3.82E+14</text:p>
          </table:table-cell>
          <table:table-cell office:value-type="float" office:value="13000000000000" calcext:value-type="float">
            <text:p>1.30E+13</text:p>
          </table:table-cell>
          <table:table-cell/>
          <table:table-cell table:formula="of:=[.A7]/[.$H$1]" office:value-type="float" office:value="3390432235732.67" calcext:value-type="float">
            <text:p>3390432235732.67</text:p>
          </table:table-cell>
          <table:table-cell table:formula="of:=SQRT((([.B7]/[.$H$1])^2) + ((([.A7]*[.$I$1])/([.$H$1])^2)^2))" office:value-type="float" office:value="211991950860.15" calcext:value-type="float">
            <text:p>2.12E+1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1580000000000000" calcext:value-type="float">
            <text:p>1.58E+15</text:p>
          </table:table-cell>
          <table:table-cell office:value-type="float" office:value="20000000000000" calcext:value-type="float">
            <text:p>2.00E+13</text:p>
          </table:table-cell>
          <table:table-cell/>
          <table:table-cell table:formula="of:=[.A9]/[.$H$1]" office:value-type="float" office:value="14023253749889.1" calcext:value-type="float">
            <text:p>14023253749889.1</text:p>
          </table:table-cell>
          <table:table-cell table:formula="of:=SQRT((([.B9]/[.$H$1])^2) + ((([.A9]*[.$I$1])/([.$H$1])^2)^2))" office:value-type="float" office:value="756691982440.097" calcext:value-type="float">
            <text:p>7.57E+11</text:p>
          </table:table-cell>
          <table:table-cell table:number-columns-repeated="4"/>
        </table:table-row>
        <table:table-row table:style-name="ro1">
          <table:table-cell office:value-type="float" office:value="281000000000000" calcext:value-type="float">
            <text:p>2.81E+14</text:p>
          </table:table-cell>
          <table:table-cell office:value-type="float" office:value="8000000000000" calcext:value-type="float">
            <text:p>8.00E+12</text:p>
          </table:table-cell>
          <table:table-cell/>
          <table:table-cell table:formula="of:=[.A10]/[.$H$1]" office:value-type="float" office:value="2494009052986.6" calcext:value-type="float">
            <text:p>2494009052986.6</text:p>
          </table:table-cell>
          <table:table-cell table:formula="of:=SQRT((([.B10]/[.$H$1])^2) + ((([.A10]*[.$I$1])/([.$H$1])^2)^2))" office:value-type="float" office:value="148847761482.274" calcext:value-type="float">
            <text:p>1.49E+11</text:p>
          </table:table-cell>
          <table:table-cell table:number-columns-repeated="4"/>
        </table:table-row>
        <table:table-row table:style-name="ro1">
          <table:table-cell office:value-type="float" office:value="75100000000000" calcext:value-type="float">
            <text:p>7.51E+13</text:p>
          </table:table-cell>
          <table:table-cell office:value-type="float" office:value="4100000000000" calcext:value-type="float">
            <text:p>4.10E+12</text:p>
          </table:table-cell>
          <table:table-cell/>
          <table:table-cell table:formula="of:=[.A11]/[.$H$1]" office:value-type="float" office:value="666548326972.575" calcext:value-type="float">
            <text:p>666548326972.575</text:p>
          </table:table-cell>
          <table:table-cell table:formula="of:=SQRT((([.B11]/[.$H$1])^2) + ((([.A11]*[.$I$1])/([.$H$1])^2)^2))" office:value-type="float" office:value="50464006121.182" calcext:value-type="float">
            <text:p>5.05E+10</text:p>
          </table:table-cell>
          <table:table-cell table:number-columns-repeated="4"/>
        </table:table-row>
        <table:table-row table:style-name="ro1">
          <table:table-cell office:value-type="float" office:value="113000000000000" calcext:value-type="float">
            <text:p>1.13E+14</text:p>
          </table:table-cell>
          <table:table-cell office:value-type="float" office:value="4000000000000" calcext:value-type="float">
            <text:p>4.00E+12</text:p>
          </table:table-cell>
          <table:table-cell/>
          <table:table-cell table:formula="of:=[.A12]/[.$H$1]" office:value-type="float" office:value="1002928907428.77" calcext:value-type="float">
            <text:p>1002928907428.77</text:p>
          </table:table-cell>
          <table:table-cell table:formula="of:=SQRT((([.B12]/[.$H$1])^2) + ((([.A12]*[.$I$1])/([.$H$1])^2)^2))" office:value-type="float" office:value="63466178805.7914" calcext:value-type="float">
            <text:p>6.35E+10</text:p>
          </table:table-cell>
          <table:table-cell table:number-columns-repeated="4"/>
        </table:table-row>
        <table:table-row table:style-name="ro1">
          <table:table-cell office:value-type="float" office:value="48800000000000" calcext:value-type="float">
            <text:p>4.88E+13</text:p>
          </table:table-cell>
          <table:table-cell office:value-type="float" office:value="3600000000000" calcext:value-type="float">
            <text:p>3.60E+12</text:p>
          </table:table-cell>
          <table:table-cell/>
          <table:table-cell table:formula="of:=[.A13]/[.$H$1]" office:value-type="float" office:value="433123280376.32" calcext:value-type="float">
            <text:p>433123280376.32</text:p>
          </table:table-cell>
          <table:table-cell table:formula="of:=SQRT((([.B13]/[.$H$1])^2) + ((([.A13]*[.$I$1])/([.$H$1])^2)^2))" office:value-type="float" office:value="39205468725.9123" calcext:value-type="float">
            <text:p>3.92E+10</text:p>
          </table:table-cell>
          <table:table-cell table:number-columns-repeated="4"/>
        </table:table-row>
        <table:table-row table:style-name="ro1">
          <table:table-cell office:value-type="float" office:value="17600000000000" calcext:value-type="float">
            <text:p>1.76E+13</text:p>
          </table:table-cell>
          <table:table-cell office:value-type="float" office:value="2700000000000" calcext:value-type="float">
            <text:p>2.70E+12</text:p>
          </table:table-cell>
          <table:table-cell/>
          <table:table-cell table:formula="of:=[.A14]/[.$H$1]" office:value-type="float" office:value="156208396201.296" calcext:value-type="float">
            <text:p>156208396201.296</text:p>
          </table:table-cell>
          <table:table-cell table:formula="of:=SQRT((([.B14]/[.$H$1])^2) + ((([.A14]*[.$I$1])/([.$H$1])^2)^2))" office:value-type="float" office:value="25325894654.7131" calcext:value-type="float">
            <text:p>2.53E+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6:31:40.728401643</meta:creation-date>
    <dc:date>2018-03-05T16:49:30.090522140</dc:date>
    <meta:editing-duration>PT5M49S</meta:editing-duration>
    <meta:editing-cycles>1</meta:editing-cycles>
    <meta:document-statistic meta:table-count="1" meta:cell-count="55" meta:object-count="0"/>
    <meta:generator>LibreOffice/5.3.7.2.0$Linux_X86_64 LibreOffice_project/30$Build-2</meta:generator>
  </office:meta>
</office:document-meta>
</file>